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k" fo:country="SK"/>
    </style:style>
    <style:style style:name="P2" style:family="paragraph" style:parent-style-name="Standard">
      <style:text-properties fo:language="sk" fo:country="SK"/>
    </style:style>
    <style:style style:name="P3" style:family="paragraph" style:parent-style-name="Standard" style:list-style-name="L1">
      <style:text-properties fo:language="sk" fo:country="SK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verečná správa – Tomáš Oravec</text:p>
      <text:p text:style-name="P1"><text:tab/></text:p>
      <text:p text:style-name="P1"><text:tab/>Pri tvorbe projektu zaoberajúceho sa tvorbou aplikácie na správu gramatík vo formáte SRGS prístupnej prostredníctvom webového rozhrania bolo mojou hlavnou úlohou navrhnúť štruktúru<text:span text:style-name="T1"> aplikáciu</text:span> a jej komunikáciu s užívateľom.</text:p>
      <text:p text:style-name="P1"/>
      <text:p text:style-name="P1"><text:tab/>Pre tvorbu aplikácie som zvolil webovú aplikáciu v a vytvorenú pomocou maven-u a spustiteľná za pomoci serveru TomCatu. Aplikáciu som rozdelil na tri stránky:</text:p>
      <text:list xml:id="list1483180021687470595" text:style-name="L1">
        <text:list-item>
          <text:p text:style-name="P3">Home page – obsahuje informácie o tom, čo aplikácia dokáže</text:p>
        </text:list-item>
        <text:list-item>
          <text:p text:style-name="P3">List gramatík – zoznam uložených xml gramatík, možnosť vyhľadať gramatiku podľa koreň pravidla, možnosť pridať pravidlo do gramatiky</text:p>
        </text:list-item>
        <text:list-item>
          <text:p text:style-name="P3">Pridanie gramatiky – umožňuje užívateľovi načítať a zvalidovať gramatiku</text:p>
        </text:list-item>
      </text:list>
      <text:p text:style-name="P1"/>
      <text:p text:style-name="P1">Ku každej stránke (okrem statickej home-page) je priradený jeden servlet, ktorý spracováva GET a POST požiadavky prichádzajúce od užívateľa a ďalej predáva požadované informácie príslušnému .jps súboru, ktorý ich zobrazí ako klasickú html stránku. Mojou úlohou bolo práve pripravenie týchto servletov a .jps súborov, a ich vzájomnej komunikácie. V JSP súboroch som použil klasickú html syntax, pre štýly a Javascript som použil knižnicu bootstr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9S</meta:editing-duration>
    <meta:editing-cycles>4</meta:editing-cycles>
    <meta:generator>OpenOffice/4.0.0$Win32 OpenOffice.org_project/400m3$Build-9702</meta:generator>
    <dc:date>2015-06-09T16:10:29.02</dc:date>
    <meta:document-statistic meta:table-count="0" meta:image-count="0" meta:object-count="0" meta:page-count="1" meta:paragraph-count="8" meta:word-count="162" meta:character-count="1129"/>
    <meta:user-defined meta:name="Info 1"/>
    <meta:user-defined meta:name="Info 2"/>
    <meta:user-defined meta:name="Info 3"/>
    <meta:user-defined meta:name="Info 4"/>
  </office:meta>
</office:document-meta>
</file>